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Nod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.getProblem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updateConfsToFetch( Collection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.addArtifactsFromOwnUsage( Set artifacts , Set dependencyArtifa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.findPath( ModuleId from , IvyNode node , List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vyNode.getModu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addDependencyDescriptor( IvyNode parent , DependencyDescriptor 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addArtifactsFromMergedUsage( String rootModuleConf , Set artifa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Node.addCaller( String rootModuleConf , IvyNode callerNode , String callerConf , String [ ] dependencyConfs , DependencyDescriptor d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.getReal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.getResolvedNodes( ModuleId moduleId ,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findArtifactsMatching( IncludeRule rule , Map allArtifa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Node.isDow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isSear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AllEvicting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EvictedNodes( ModuleId mid ,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handleConfiguration( boolean loaded , String rootModuleConf , IvyNode parent , String parentConf , String conf , boolean shouldBePublic , IvyNodeUsage usa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vyNode.getPubl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.getConfsToFe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EvictedCon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Module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compareTo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.isBlacklisted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init( Resolv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.getSelectedArtifacts( Filter artifact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Node.getRequired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.getArtifacts( String rootModuleConf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IvyNode.loadData( String rootModuleConf , IvyNode parent , String parentConf , String conf , boolean shouldBePublic , IvyNodeUsage usag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IvyNode.toMrids( Collection path , IvyNode dep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Node.getDependencies( String rootModuleConf , String conf , String requested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vyNode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clearEvictionDataInAllCallers( String rootModuleConf , Stack callerSt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Node.discardConf( String rootModuleConf , String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Node.getAllEvictingNodes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EvictedRevisions( ModuleId mid ,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hasProb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AllCallersModul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Resolved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Node.isFetched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Configurations( String rootModule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Node.getConfiguration( String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Node.isRootModuleConfLoaded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BlacklistData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updateDataFrom( IvyNode node , String rootModuleConf , boolean re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Node.getPendingConflicts( String rootModuleConf , ModuleId 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Prob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MainConf( String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.setPendingConflicts( ModuleId moduleId , String rootModuleConf , Collection confli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ConflictManager( ModuleId 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Node.getMain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isEvicted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EvictionDataInRoot( String rootModuleConf , IvyNode ances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RootModule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.isDependencyModuleExcluded( String rootModuleConf , ModuleRevisionId dependencyRevisionId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.isConfRequiredByMergedUsageOnly( String rootModuleConf , String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.is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AllEvictingConflictMana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AllArtifa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.findNode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hasConfigurationsTo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AllRealCal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markEvicted( EvictionData eviction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Node.resolveSpecialConfigurations( String [ ] dependencyConfigurations , Ivy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Node.setResolvedNodes( ModuleId moduleId , String rootModuleConf , Collection resol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isCompletelyEvi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EvictedData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DependencyDescriptor( Iv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markRootModuleConfLoaded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canExclude( String rootModule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Node.getRealConfs( String 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vyNode.getAllU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.addRootModuleConfigurations( IvyNodeUsage usage , String rootModuleConf , String [ ] dependencyConf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Node.IvyNode( ResolveData data ,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findPath( ModuleId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addAllIfNotNull( Collection into , Collection 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Node.setEvictedNodes( ModuleId moduleId , String rootModuleConf , Collection evi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RequiredConfigurations( IvyNode in , String in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Node.i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DefaultConf( String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.getResolvedRevisions( ModuleId moduleId ,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isCompletelyBlacklis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Node.IvyNode( ResolveData data , IvyNode parent , DependencyDescriptor 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.markEvicted( String rootModuleConf , IvyNode node , ConflictManager conflictManager , Collection resol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Node.getAllCal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.getDependencies( String rootModuleConf , String [ ] con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Node.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blacklist( IvyNodeBlacklist b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Node.getRootModuleConfiguration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Node.moveToRealNode( String rootModuleConf , IvyNode parent , String parentConf , String conf , boolean shouldBePublic , IvyNode resolv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Node.doesCallersExclude( String rootModuleConf , Artifact artifact , Stack callers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DirectCallerFor( ModuleId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.getCallers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